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76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<text:span text:style-name="T1">arşılaşılan problemler</text:span></text:p>
      <text:p text:style-name="P1"/>
      <text:p text:style-name="P1"/>
      <text:p text:style-name="Standard"><text:span text:style-name="T1">1- </text:span>Konum bilgisi alınabilmesi için protokol https olması gerek</text:p>
      <text:p text:style-name="Standard">bu problemi nasıl çözebiliriz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6:33:08.633087561</meta:creation-date>
    <dc:date>2019-10-21T16:33:42.072681303</dc:date>
    <meta:editing-duration>PT3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6" meta:character-count="116" meta:non-whitespace-character-count="103"/>
  </office:meta>
</office:document-meta>
</file>